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do i do from now???</text:p>
      <text:p text:style-name="Standard"></text:p>
      <text:p text:style-name="Standard"></text:p>
      <text:p text:style-name="Standard">que me interesa?</text:p>
      <text:p text:style-name="Standard"></text:p>
      <text:p text:style-name="Standard">yo quiero en realidad the S parameters, el S21..</text:p>
      <text:p text:style-name="Standard">en las ecuaciones que tengo??</text:p>
      <text:p text:style-name="Standard"></text:p>
      <text:p text:style-name="Standard"></text:p>
      <text:p text:style-name="Standard">asumamos 4 antenas siendo x1 el cable de union al splitter 1:4, x2 el splitter</text:p>
      <text:p text:style-name="Standard"></text:p>
      <text:p text:style-name="Standard">b1 = x1 + x2 + x3 + y1 + x7 + x11 + x12</text:p>
      <text:p text:style-name="Standard">b2 = x1 + x2 + x3 + y2 + x8 + x11 + x12</text:p>
      <text:p text:style-name="Standard">b3 = x1 + x2 + x3 + y3 + x9 + x11 + x12</text:p>
      <text:p text:style-name="Standard">b4 = x1 + x2 + x3 + y4 + x10 + x11 + x12</text:p>
      <text:p text:style-name="Standard"></text:p>
      <text:p text:style-name="Standard">b5 = x1 + x2 + x4 + y2 + x7 + x11 + x12</text:p>
      <text:p text:style-name="Standard">b6 = x1 + x2 + x4 + y1 + x8 + x11 + x12</text:p>
      <text:p text:style-name="Standard">b7 = x1 + x2 + x4 + y2 + x9 + x11 + x12</text:p>
      <text:p text:style-name="Standard">b8 = x1 + x2 + x4 + y3 + x10 + x11 + x12</text:p>
      <text:p text:style-name="Standard"></text:p>
      <text:p text:style-name="Standard">b9 = x1 + x2 + x5 + y3 + x7 + x11 + x12</text:p>
      <text:p text:style-name="Standard">b10 = x1 + x2 + x5 + y2 + x8 + x11 + x12</text:p>
      <text:p text:style-name="Standard">b11 = x1 + x2 + x5 + y1 + x9 + x11 + x12</text:p>
      <text:p text:style-name="Standard">b12 = x1 + x2 + x5 + y2 + x10 + x11 + x12</text:p>
      <text:p text:style-name="Standard"></text:p>
      <text:p text:style-name="Standard">b13 = x1 + x2 + x6 + y4 + x7 + x11 + x12</text:p>
      <text:p text:style-name="Standard">b14 = x1 + x2 + x6 + y3 + x8 + x11 + x12</text:p>
      <text:p text:style-name="Standard">b15 = x1 + x2 + x6 + y2 + x9 + x11 + x12</text:p>
      <text:p text:style-name="Standard">b16 = x1 + x2 + x6 + y1 + x10 + x11 + x12</text:p>
      <text:p text:style-name="Standard"></text:p>
      <text:p text:style-name="Standard">los b serían la diferencia entre la salida y la entrada del sistema</text:p>
      <text:p text:style-name="Standard">matricial system...</text:p>
      <text:p text:style-name="Standard"></text:p>
      <text:p text:style-name="Standard">tengo que poder determinar la potencia de salida de cada una de las antenas, </text:p>
      <text:p text:style-name="Standard"><text:tab/>en realidad no se si es la potencia total sino la diferencia entre cada una de ellas</text:p>
      <text:p text:style-name="Standard"><text:tab/>puedo desglozar los b_i, para poner como salida la potencia de cada uno de los trm</text:p>
      <text:p text:style-name="Standard"></text:p>
      <text:p text:style-name="Standard">En realidad me interesa que cada camino atenúe la misma cantidad y defase lo mismo.</text:p>
      <text:p text:style-name="Standard"><text:tab/>esto es por el beam que se genera al transmitir, debo poder controlar el ancho del beam</text:p>
      <text:p text:style-name="Standard"><text:tab/>la altura de los lóbulos secundarios y la deformidad del mismo</text:p>
      <text:p text:style-name="Standard"></text:p>
      <text:p text:style-name="Standard">Por ende, trato de hacer un cambio de nomenclatura, tengo que llevar el sistema a un Ax = b</text:p>
      <text:p text:style-name="Standard">siendo x lo que quiero determinar.</text:p>
      <text:p text:style-name="Standard"></text:p>
      <text:p text:style-name="Standard">x sería el camino de transmisión hasta cada antena en particular</text:p>
      <text:p text:style-name="Standard"></text:p>
      <text:p text:style-name="Standard">x_1 = x1 + x2 + x3</text:p>
      <text:p text:style-name="Standard">x_2 = x1 + x2 + x4</text:p>
      <text:p text:style-name="Standard"><text:soft-page-break/>x_3 = x1 + x2 + x5</text:p>
      <text:p text:style-name="Standard">x_4 = x1 + x2 + x6</text:p>
      <text:p text:style-name="Standard"></text:p>
      <text:p text:style-name="Standard">con esto, el sistema queda como sigue:</text:p>
      <text:p text:style-name="Standard"></text:p>
      <text:p text:style-name="Standard">b1 = x_1 + y1 + x7 + x11 + x12</text:p>
      <text:p text:style-name="Standard">b2 = x_1 + y2 + x8 + x11 + x12</text:p>
      <text:p text:style-name="Standard">b3 = x_1 + y3 + x9 + x11 + x12</text:p>
      <text:p text:style-name="Standard">b4 = x_1 + y4 + x10 + x11 + x12</text:p>
      <text:p text:style-name="Standard"></text:p>
      <text:p text:style-name="Standard">b5 = x_2 + y2 + x7 + x11 + x12</text:p>
      <text:p text:style-name="Standard">b6 = x_2 + y1 + x8 + x11 + x12</text:p>
      <text:p text:style-name="Standard">b7 = x_2 + y2 + x9 + x11 + x12</text:p>
      <text:p text:style-name="Standard">b8 = x_2 + y3 + x10 + x11 + x12</text:p>
      <text:p text:style-name="Standard"></text:p>
      <text:p text:style-name="Standard">b9 = x_3 + y3 + x7 + x11 + x12</text:p>
      <text:p text:style-name="Standard">b10 = x_3 + y2 + x8 + x11 + x12</text:p>
      <text:p text:style-name="Standard">b11 = x_3 + y1 + x9 + x11 + x12</text:p>
      <text:p text:style-name="Standard">b12 = x_3 + y2 + x10 + x11 + x12</text:p>
      <text:p text:style-name="Standard"></text:p>
      <text:p text:style-name="Standard">b13 = x_4 + y4 + x7 + x11 + x12</text:p>
      <text:p text:style-name="Standard">b14 = x_4 + y3 + x8 + x11 + x12</text:p>
      <text:p text:style-name="Standard">b15 = x_4 + y2 + x9 + x11 + x12</text:p>
      <text:p text:style-name="Standard">b16 = x_4 + y1 + x10 + x11 + x12</text:p>
      <text:p text:style-name="Standard"></text:p>
      <text:p text:style-name="Standard">Deberia trabajar tratando de triangular esta cosa??? llevar a variables seapradas??</text:p>
      <text:p text:style-name="Standard"></text:p>
      <text:p text:style-name="Standard">b1-b6 = x_1 - x_2 + x7 - x8</text:p>
      <text:p text:style-name="Standard">b2-b5 = x_1 - x_2 - x7 + x8</text:p>
      <text:p text:style-name="Standard"><text:tab/>b1-b6 + b2-b5 = 2(x_1 - x_2) que tenemos aca????</text:p>
      <text:p text:style-name="Standard"></text:p>
      <text:p text:style-name="Standard">b6-b11 = x_2 - x_3 + x8 - x9</text:p>
      <text:p text:style-name="Standard">b7-b10 = x_2 - x_3 - x8 + x9</text:p>
      <text:p text:style-name="Standard"><text:tab/>b6-b11 + b7-b10 = 2(x_2 - x_3)</text:p>
      <text:p text:style-name="Standard"></text:p>
      <text:p text:style-name="Standard">b11-b16 = x_3 - x_4 + x9 - x10</text:p>
      <text:p text:style-name="Standard">b12-b15 = x_3 - x_4 - x9 + x10</text:p>
      <text:p text:style-name="Standard"><text:tab/>b11-b16 + b12-b15 = 2(x_3 - x_4)</text:p>
      <text:p text:style-name="Standard"></text:p>
      <text:p text:style-name="Standard"><text:tab/>Habrá alguna relacion entre cantidad de antenas con la separación entre los bi???</text:p>
      <text:p text:style-name="Standard"></text:p>
      <text:p text:style-name="Standard"></text:p>
      <text:p text:style-name="Standard"><text:tab/>Haciendo la diferencia de 2 caminos que están equiespaciados frente al camino de recepción, </text:p>
      <text:p text:style-name="Standard"><text:tab/>obtengo una gran simplificación de la matriz. En este caso ya no tengo diferencia de 2, </text:p>
      <text:p text:style-name="Standard"><text:tab/>asique a seguir pensando</text:p>
      <text:p text:style-name="Standard"><text:tab/><text:tab/>* Si utilizo distancias no equiespaciadas, tengo que utilizar la información de los </text:p>
      <text:p text:style-name="Standard"><text:tab/><text:tab/>acoplamientos entre módulos</text:p>
      <text:p text:style-name="Standard">b2-b10 = x_1 - x_3</text:p>
      <text:p text:style-name="Standard">b7-b15 = x_2 - x_4</text:p>
      <text:p text:style-name="Standard"><text:soft-page-break/></text:p>
      <text:p text:style-name="Standard"><text:tab/>Puedo unificar ambos métodos separados, haciendo lo mismo en ecuaciones de diferencias mayores a 1</text:p>
      <text:p text:style-name="Standard"></text:p>
      <text:p text:style-name="Standard">b1-b11 = x_1 - x_3 + x7 - x9</text:p>
      <text:p text:style-name="Standard">b3-b9 = x_1 - x_3 - x7 + x9</text:p>
      <text:p text:style-name="Standard"><text:tab/>b1-b11 + b3-b9 = 2(x_1 + x_3)</text:p>
      <text:p text:style-name="Standard"></text:p>
      <text:p text:style-name="Standard">b6-b16 = x_2 - x_4 + x8 - x10</text:p>
      <text:p text:style-name="Standard">b8-b14 = x_2 - x_4 - x8 + x10</text:p>
      <text:p text:style-name="Standard"><text:tab/>b6-b16 + b8-b14 = 2(x_2 - x_4)</text:p>
      <text:p text:style-name="Standard"></text:p>
      <text:p text:style-name="Standard"><text:tab/>Por lo que estoy viendo, claramente </text:p>
      <text:p text:style-name="Standard"><text:tab/><text:tab/>* la diferencia es de 2 (en los números de la izquierda o los de la derecha), </text:p>
      <text:p text:style-name="Standard"><text:tab/><text:tab/>esto es porque estoy usando antenas separadas por 2 pasos</text:p>
      <text:p text:style-name="Standard"><text:tab/><text:tab/>* El valor de la izquierda o derecha está determinado por la cantidad de antenas,</text:p>
      <text:p text:style-name="Standard"><text:tab/><text:tab/>el valor está determinado por la siguiente ecuación (n_{antiz}-1) * N + n_{antder}</text:p>
      <text:p text:style-name="Standard"></text:p>
      <text:p text:style-name="Standard"><text:tab/>Diferencia de 3:</text:p>
      <text:p text:style-name="Standard"></text:p>
      <text:p text:style-name="Standard">b1-b16 = x_1 - x_4 + x7 - x10</text:p>
      <text:p text:style-name="Standard">b4-b13 = x_1 - x_4 - x7 + x10</text:p>
      <text:p text:style-name="Standard"><text:tab/>b1-b16 + b4-b13 = 2(x_1 - x_4)</text:p>
      <text:p text:style-name="Standard"></text:p>
      <text:p text:style-name="Standard">Con esto tendría la cantidad de ecuaciones necesarias, con esto ya me puedo armar una </text:p>
      <text:p text:style-name="Standard">linda matriz y ya tengo a medio camino la forma del armado, tengo que ver que otras</text:p>
      <text:p text:style-name="Standard">formas de ecuaciones que sirvan</text:p>
      <text:p text:style-name="Standard"><text:tab/>%%%%-- En realidad yo se que este método no me sirve del todo por el nivel de acoplamiento, </text:p>
      <text:p text:style-name="Standard"><text:tab/>pero puedo buscar otras formas siguiendo esta idea base --%%%%</text:p>
      <text:p text:style-name="Standard"></text:p>
      <text:p text:style-name="Standard">/**************************************************************************/</text:p>
      <text:p text:style-name="Standard"><text:tab/>En vez de buscar los acoplamientos directos y después los cruzados, puedo </text:p>
      <text:p text:style-name="Standard"><text:tab/>usar a cualquier punto y despues cruzarlos, este sería el método (me tomo </text:p>
      <text:p text:style-name="Standard"><text:tab/>el resto del día pensando en otro método)</text:p>
      <text:p text:style-name="Standard">/**************************************************************************/</text:p>
      <text:p text:style-name="Standard"></text:p>
      <text:p text:style-name="Standard">Como armo la matriz ahora??? reescribo las ecuaciones que obtuve:</text:p>
      <text:p text:style-name="Standard"></text:p>
      <text:p text:style-name="Standard">b2-b10 = x_1 - x_3</text:p>
      <text:p text:style-name="Standard">b7-b15 = x_2 - x_4</text:p>
      <text:p text:style-name="Standard"></text:p>
      <text:p text:style-name="Standard">b1-b6 + b2-b5 = 2(x_1 - x_2)</text:p>
      <text:p text:style-name="Standard">b6-b11 + b7-b10 = 2(x_2 - x_3)</text:p>
      <text:p text:style-name="Standard">b11-b16 + b12-b15 = 2(x_3 - x_4)</text:p>
      <text:p text:style-name="Standard">b1-b11 + b3-b9 = 2(x_1 + x_3)</text:p>
      <text:p text:style-name="Standard">b6-b16 + b8-b14 = 2(x_2 - x_4)</text:p>
      <text:p text:style-name="Standard">b1-b16 + b4-b13 = 2(x_1 - x_4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4-08-25T10:34:01</meta:creation-date>
    <dc:date>2014-08-25T10:34:48</dc:date>
    <dc:creator>francisco </dc:creator>
    <meta:editing-duration>P0D</meta:editing-duration>
    <meta:editing-cycles>1</meta:editing-cycles>
    <meta:document-statistic meta:table-count="0" meta:image-count="0" meta:object-count="0" meta:page-count="3" meta:paragraph-count="144" meta:word-count="1109" meta:character-count="4837" meta:non-whitespace-character-count="3647"/>
    <meta:generator>LibreOffice/3.5$Linux_X86_64 LibreOffice_project/350m1$Build-2</meta:generator>
  </office:meta>
</office:document-meta>
</file>